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67e" officeooo:paragraph-rsid="000f46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shat Gup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4:41:09.580500671</meta:creation-date>
    <dc:date>2022-02-21T14:41:28.994705444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